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240.04pt"/>
    </style:style>
    <style:style style:name="co3" style:family="table-column">
      <style:table-column-properties fo:break-before="auto" style:column-width="235.45pt"/>
    </style:style>
    <style:style style:name="co4" style:family="table-column">
      <style:table-column-properties fo:break-before="auto" style:column-width="233.09pt"/>
    </style:style>
    <style:style style:name="co5" style:family="table-column">
      <style:table-column-properties fo:break-before="auto" style:column-width="199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19pt" fo:break-before="auto" style:use-optimal-row-height="true"/>
    </style:style>
    <style:style style:name="ro3" style:family="table-row">
      <style:table-row-properties style:row-height="124.61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147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hi3516cv100</text:p>
          </table:table-cell>
          <table:table-cell office:value-type="string" calcext:value-type="string">
            <text:p>hi3516cv200</text:p>
          </table:table-cell>
          <table:table-cell office:value-type="string" calcext:value-type="string">
            <text:p>hi3516cv300</text:p>
          </table:table-cell>
          <table:table-cell office:value-type="string" calcext:value-type="string">
            <text:p>hi3516av100</text:p>
          </table:table-cell>
          <table:table-cell office:value-type="string" calcext:value-type="string">
            <text:p>hi3516av200</text:p>
          </table:table-cell>
          <table:table-cell office:value-type="string" calcext:value-type="string">
            <text:p>hi3516cv500</text:p>
          </table:table-cell>
          <table:table-cell office:value-type="string" calcext:value-type="string">
            <text:p>hi3519av100</text:p>
          </table:table-cell>
          <table:table-cell office:value-type="string" calcext:value-type="string">
            <text:p>hi3559av100</text:p>
          </table:table-cell>
          <table:table-cell office:value-type="string" calcext:value-type="string">
            <text:p>hi3518ev300</text:p>
          </table:table-cell>
        </table:table-row>
        <table:table-row table:style-name="ro1">
          <table:table-cell office:value-type="string" calcext:value-type="string">
            <text:p>MPP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string" calcext:value-type="string">
            <text:p>v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MPP1</text:p>
          </table:table-cell>
          <table:table-cell office:value-type="string" calcext:value-type="string">
            <text:p>MPP2</text:p>
          </table:table-cell>
          <table:table-cell office:value-type="string" calcext:value-type="string">
            <text:p>MPP3</text:p>
          </table:table-cell>
          <table:table-cell office:value-type="string" calcext:value-type="string">
            <text:p>MPP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PEG</text:p>
          </table:table-cell>
          <table:table-cell office:value-type="string" calcext:value-type="string">
            <text:p>typedef struct hiVENC_ATTR_JPEG_S{</text:p>
            <text:p>HI_U32 u32BufSize;</text:p>
            <text:p>HI_BOOL bByFrame;</text:p>
            <text:p>HI_BOOL bVIField;</text:p>
            <text:p>HI_U32 u32Priority;</text:p>
            <text:p>HI_U32 u32PicWidth;</text:p>
            <text:p>HI_U32 u32PicHeight;</text:p>
            <text:p>}VENC_ATTR_JPEG_S;</text:p>
          </table:table-cell>
          <table:table-cell office:value-type="string" calcext:value-type="string">
            <text:p>typedef struct hiVENC_ATTR_JPEG_S {</text:p>
            <text:p>HI_U32 u32MaxPicWidth;</text:p>
            <text:p>HI_U32 u32MaxPicHeight;</text:p>
            <text:p>HI_U32 u32BufSize;</text:p>
            <text:p>HI_BOOL bByFrame;</text:p>
            <text:p>HI_U32 u32PicWidth;</text:p>
            <text:p>HI_U32 u32PicHeight;</text:p>
            <text:p>HI_BOOL bSupportDCF;</text:p>
            <text:p>}VENC_ATTR_JPEG_S;</text:p>
          </table:table-cell>
          <table:table-cell office:value-type="string" calcext:value-type="string">
            <text:p>typedef struct hiVENC_ATTR_JPEG_S {</text:p>
            <text:p>HI_U32 u32MaxPicWidth;</text:p>
            <text:p>HI_U32 u32MaxPicHeight;</text:p>
            <text:p>HI_U32 u32BufSize;</text:p>
            <text:p>HI_BOOL bByFrame;</text:p>
            <text:p>HI_U32 u32PicWidth;</text:p>
            <text:p>HI_U32 u32PicHeight;</text:p>
            <text:p>HI_BOOL bSupportDCF;</text:p>
            <text:p>}VENC_ATTR_JPEG_S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jpeg</text:p>
          </table:table-cell>
          <table:table-cell office:value-type="string" calcext:value-type="string">
            <text:p>typedef struct hiVENC_ATTR_MJPEG_S {</text:p>
            <text:p>HI_U32 u32MaxPicWidth;</text:p>
            <text:p>HI_U32 u32MaxPicHeight;</text:p>
            <text:p>HI_U32 u32BufSize;</text:p>
            <text:p>HI_BOOL bByFrame;</text:p>
            <text:p>HI_BOOL bMainStream;</text:p>
            <text:p>HI_BOOL bVIField;</text:p>
            <text:p>HI_U32 u32Priority;</text:p>
            <text:p>HI_U32 u32PicWidth;</text:p>
            <text:p>HI_U32 u32PicHeight;</text:p>
            <text:p>}VENC_ATTR_MJPEG_S;</text:p>
          </table:table-cell>
          <table:table-cell office:value-type="string" calcext:value-type="string">
            <text:p>typedef struct hiVENC_ATTR_MJPEG_S {</text:p>
            <text:p>HI_U32 u32MaxPicWidth;</text:p>
            <text:p>HI_U32 u32MaxPicHeight;</text:p>
            <text:p>HI_U32 32BufSize;</text:p>
            <text:p>HI_BOOL bByFrame;</text:p>
            <text:p>HI_U32 u32PicWidth;</text:p>
            <text:p>HI_U32 u32PicHeight;</text:p>
            <text:p>}VENC_ATTR_MJPEG_S;</text:p>
          </table:table-cell>
          <table:table-cell office:value-type="string" calcext:value-type="string">
            <text:p>typedef struct hiVENC_ATTR_MJPEG_S {</text:p>
            <text:p>HI_U32 u32MaxPicWidth;</text:p>
            <text:p>HI_U32 u32MaxPicHeight;</text:p>
            <text:p>HI_U32 u32BufSize;</text:p>
            <text:p>HI_BOOL bByFrame;</text:p>
            <text:p>HI_U32 u32PicWidth;</text:p>
            <text:p>HI_U32 u32PicHeight;</text:p>
            <text:p>}VENC_ATTR_MJPEG_S;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jpeg CBR</text:p>
          </table:table-cell>
          <table:table-cell office:value-type="string" calcext:value-type="string">
            <text:p>typedef struct hiVENC_ATTR_MJPEG_CBR_S {</text:p>
            <text:p>HI_U32 u32StatTime;</text:p>
            <text:p>HI_U32 u32ViFrmRate;</text:p>
            <text:p>HI_FR32 fr32TargetFrmRate;</text:p>
            <text:p>HI_U32 u32BitRate;</text:p>
            <text:p>HI_U32 u32FluctuateLevel;</text:p>
            <text:p>} VENC_ATTR_MJPEG_CBR_S;</text:p>
          </table:table-cell>
          <table:table-cell office:value-type="string" calcext:value-type="string">
            <text:p>typedef struct hiVENC_ATTR_MJPEG_CBR_S {</text:p>
            <text:p>HI_U32 u32StatTime;</text:p>
            <text:p>HI_U32 u32SrcFrmRate;</text:p>
            <text:p>HI_FR32 fr32DstFrmRate;</text:p>
            <text:p>HI_U32 u32BitRate;</text:p>
            <text:p>HI_U32 u32FluctuateLevel;</text:p>
            <text:p>} VENC_ATTR_MJPEG_CBR_S;</text:p>
          </table:table-cell>
          <table:table-cell office:value-type="string" calcext:value-type="string">
            <text:p>typedef struct hiVENC_ATTR_MJPEG_CBR_S {</text:p>
            <text:p>HI_U32 u32StatTime;</text:p>
            <text:p>HI_U32 u32SrcFrmRate;</text:p>
            <text:p>HI_FR32 fr32DstFrmRate;</text:p>
            <text:p>HI_U32 u32BitRate;</text:p>
            <text:p>HI_U32 u32FluctuateLevel;</text:p>
            <text:p>} VENC_ATTR_MJPEG_CBR_S;</text:p>
          </table:table-cell>
          <table:table-cell office:value-type="string" calcext:value-type="string">
            <text:p>typedef struct hiVENC_MJPEG_CBR_S {</text:p>
            <text:p>HI_U32 u32StatTime;</text:p>
            <text:p>HI_U32 u32SrcFrameRate;</text:p>
            <text:p>HI_FR32 fr32DstFrameRate;</text:p>
            <text:p>HI_U32 u32BitRate;</text:p>
            <text:p>} VENC_MJPEG_CBR_S;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jpeg VBR</text:p>
          </table:table-cell>
          <table:table-cell office:value-type="string" calcext:value-type="string">
            <text:p>typedef struct hiVENC_ATTR_MJPEG_VBR_S {</text:p>
            <text:p>HI_U32 u32StatTime;</text:p>
            <text:p>HI_U32 u32ViFrmRate;</text:p>
            <text:p>HI_FR32 fr32TargetFrmRate;</text:p>
            <text:p>HI_U32 u32MaxBitRate;</text:p>
            <text:p>HI_U32 u32MaxQfactor;</text:p>
            <text:p>HI_U32 u32MinQfactor;</text:p>
            <text:p>}VENC_ATTR_MJPEG_VBR_S;</text:p>
          </table:table-cell>
          <table:table-cell office:value-type="string" calcext:value-type="string">
            <text:p>typedef struct hiVENC_ATTR_MJPEG_VBR_S {</text:p>
            <text:p>HI_U32 u32StatTime;</text:p>
            <text:p>HI_U32 u32SrcFrmRate;</text:p>
            <text:p>HI_FR32 fr32DstFrmRate;</text:p>
            <text:p>HI_U32 u32MaxBitRate;</text:p>
            <text:p>HI_U32 u32MaxQfactor;</text:p>
            <text:p>HI_U32 u32MinQfactor;</text:p>
            <text:p>}VENC_ATTR_MJPEG_VBR_S;</text:p>
          </table:table-cell>
          <table:table-cell office:value-type="string" calcext:value-type="string">
            <text:p>typedef struct hiVENC_ATTR_MJPEG_VBR_S {</text:p>
            <text:p>HI_U32 u32StatTime;</text:p>
            <text:p>HI_U32 u32SrcFrmRate;</text:p>
            <text:p>HI_FR32 fr32DstFrmRate;</text:p>
            <text:p>HI_U32 u32MaxBitRate;</text:p>
            <text:p>HI_U32 u32MaxQfactor;</text:p>
            <text:p>HI_U32 u32MinQfactor;</text:p>
            <text:p>}VENC_ATTR_MJPEG_VBR_S;</text:p>
          </table:table-cell>
          <table:table-cell office:value-type="string" calcext:value-type="string">
            <text:p>typedef struct hiVENC_MJPEG_VBR_S {</text:p>
            <text:p>HI_U32 u32StatTime;</text:p>
            <text:p>HI_U32 u32SrcFrameRate;</text:p>
            <text:p>HI_FR32 fr32DstFrameRate;</text:p>
            <text:p>HI_U32 u32MaxBitRate;</text:p>
            <text:p>}VENC_MJPEG_VBR_S;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Mjpeg FixQP</text:p>
          </table:table-cell>
          <table:table-cell office:value-type="string" calcext:value-type="string">
            <text:p>typedef struct hiVENC_ATTR_MJPEG_FIXQP_S {</text:p>
            <text:p>HI_U32 u32ViFrmRate;</text:p>
            <text:p>HI_FR32 fr32TargetFrmRate;</text:p>
            <text:p>HI_U32 u32Qfactor;</text:p>
            <text:p>}VENC_ATTR_MJPEG_FIXQP_S;</text:p>
          </table:table-cell>
          <table:table-cell office:value-type="string" calcext:value-type="string">
            <text:p>typedef struct hiVENC_ATTR_MJPEG_FIXQP_S {</text:p>
            <text:p>HI_U32 u32SrcFrmRate;</text:p>
            <text:p>HI_FR32 fr32DstFrmRate;</text:p>
            <text:p>HI_U32 u32Qfactor;</text:p>
            <text:p>}VENC_ATTR_MJPEG_FIXQP_S;</text:p>
          </table:table-cell>
          <table:table-cell office:value-type="string" calcext:value-type="string">
            <text:p>typedef struct hiVENC_ATTR_MJPEG_FIXQP_S {</text:p>
            <text:p>HI_U32 u32SrcFrmRate;</text:p>
            <text:p>HI_FR32 fr32DstFrmRate;</text:p>
            <text:p>HI_U32 u32Qfactor;</text:p>
            <text:p>}VENC_ATTR_MJPEG_FIXQP_S;</text:p>
          </table:table-cell>
          <table:table-cell office:value-type="string" calcext:value-type="string">
            <text:p>typedef struct hiVENC_MJPEG_FIXQP_S {</text:p>
            <text:p>HI_U32 u32SrcFrameRate;</text:p>
            <text:p>HI_FR32 fr32DstFrameRate;</text:p>
            <text:p>HI_U32 u32Qfactor;</text:p>
            <text:p>}VENC_MJPEG_FIXQP_S;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264</text:p>
          </table:table-cell>
          <table:table-cell office:value-type="string" calcext:value-type="string">
            <text:p>typedef struct hiVENC_ATTR_H264_S {</text:p>
            <text:p>HI_U32 u32MaxPicWidth;</text:p>
            <text:p>HI_U32 u32MaxPicHeight;</text:p>
            <text:p>HI_U32 u32BufSize;</text:p>
            <text:p>HI_U32 u32Profile;</text:p>
            <text:p>HI_BOOL bByFrame;</text:p>
            <text:p>HI_S32 bField;</text:p>
            <text:p>HI_S32 bMainStream;</text:p>
            <text:p>HI_U32 u32Priority;</text:p>
            <text:p>HI_BOOL bVIField;</text:p>
            <text:p>HI_U32 u32PicWidth;</text:p>
            <text:p>HI_U32 u32PicHeight;</text:p>
            <text:p>}VENC_ATTR_H264_S;</text:p>
          </table:table-cell>
          <table:table-cell office:value-type="string" calcext:value-type="string">
            <text:p>typedef struct hiVENC_ATTR_H264_S {</text:p>
            <text:p>HI_U32 u32MaxPicWidth;</text:p>
            <text:p>HI_U32 u32MaxPicHeight;</text:p>
            <text:p>HI_U32 u32BufSize;</text:p>
            <text:p>HI_U32 u32Profile;</text:p>
            <text:p>HI_BOOL bByFrame;</text:p>
            <text:p>HI_U32 u32PicWidth;</text:p>
            <text:p>HI_U32 u32PicHeight;</text:p>
            <text:p>HI_U32 u32BFrameNum;</text:p>
            <text:p>HI_U32 u32RefNum;</text:p>
            <text:p>}VENC_ATTR_H264_S;</text:p>
          </table:table-cell>
          <table:table-cell office:value-type="string" calcext:value-type="string">
            <text:p>typedef struct hiVENC_ATTR_H264_S {</text:p>
            <text:p>HI_U32 u32MaxPicWidth;</text:p>
            <text:p>HI_U32 u32MaxPicHeight;</text:p>
            <text:p>HI_U32 u32BufSize;</text:p>
            <text:p>HI_U32 u32Profile;</text:p>
            <text:p>HI_BOOL bByFrame;</text:p>
            <text:p>HI_U32 u32PicWidth;</text:p>
            <text:p>HI_U32 u32PicHeight;</text:p>
            <text:p>}VENC_ATTR_H264_S;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264 CBR</text:p>
          </table:table-cell>
          <table:table-cell office:value-type="string" calcext:value-type="string">
            <text:p>typedef struct hiVENC_ATTR_H264_CBR_S {</text:p>
            <text:p>HI_U32 u32Gop;</text:p>
            <text:p>HI_U32 u32StatTime;</text:p>
            <text:p>HI_U32 u32ViFrmRate;</text:p>
            <text:p>HI_FR32 fr32TargetFrmRate;</text:p>
            <text:p>HI_U32 u32BitRate;</text:p>
            <text:p>HI_U32 u32FluctuateLevel;</text:p>
            <text:p>} VENC_ATTR_H264_CBR_S;</text:p>
          </table:table-cell>
          <table:table-cell office:value-type="string" calcext:value-type="string">
            <text:p>typedef struct hiVENC_ATTR_H264_CBR_S {</text:p>
            <text:p>HI_U32 u32Gop;</text:p>
            <text:p>HI_U32 u32StatTime;</text:p>
            <text:p>HI_U32 u32SrcFrmRate;</text:p>
            <text:p>HI_FR32 fr32DstFrmRate;</text:p>
            <text:p>HI_U32 u32BitRate;</text:p>
            <text:p>HI_U32 u32FluctuateLevel;</text:p>
            <text:p>} VENC_ATTR_H264_CBR_S;</text:p>
          </table:table-cell>
          <table:table-cell office:value-type="string" calcext:value-type="string">
            <text:p>typedef struct hiVENC_ATTR_H264_CBR_S {</text:p>
            <text:p>HI_U32 u32Gop;</text:p>
            <text:p>HI_U32 u32StatTime;</text:p>
            <text:p>HI_U32 u32SrcFrmRate;</text:p>
            <text:p>HI_FR32 fr32DstFrmRate;</text:p>
            <text:p>HI_U32 u32BitRate;</text:p>
            <text:p>HI_U32 u32FluctuateLevel;</text:p>
            <text:p>} VENC_ATTR_H264_CBR_S;</text:p>
          </table:table-cell>
          <table:table-cell office:value-type="string" calcext:value-type="string">
            <text:p>typedef struct hiVENC_H264_CBR_S {</text:p>
            <text:p>HI_U32 u32Gop;</text:p>
            <text:p>HI_U32 u32StatTime;</text:p>
            <text:p>HI_U32 u32SrcFrameRate;</text:p>
            <text:p>HI_FR32 fr32DstFrameRate;</text:p>
            <text:p>HI_U32 u32BitRate;</text:p>
            <text:p>} VENC_H264_CBR_S;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H264 VBR</text:p>
          </table:table-cell>
          <table:table-cell office:value-type="string" calcext:value-type="string">
            <text:p>typedef struct hiVENC_ATTR_H264_VBR_S {</text:p>
            <text:p>HI_U32 u32Gop;</text:p>
            <text:p>HI_U32 u32StatTime;</text:p>
            <text:p>HI_U32 u32ViFrmRate;</text:p>
            <text:p>HI_FR32 fr32TargetFrmRate;</text:p>
            <text:p>HI_U32 u32MaxBitRate;</text:p>
            <text:p>HI_U32 u32MaxQp;</text:p>
            <text:p>HI_U32 u32MinQp;</text:p>
            <text:p>}VENC_ATTR_H264_VBR_S;</text:p>
          </table:table-cell>
          <table:table-cell office:value-type="string" calcext:value-type="string">
            <text:p>typedef struct hiVENC_ATTR_H264_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HI_U32 u32MaxQp;</text:p>
            <text:p>HI_U32 u32MinQp;</text:p>
            <text:p>}VENC_ATTR_H264_VBR_S;</text:p>
          </table:table-cell>
          <table:table-cell office:value-type="string" calcext:value-type="string">
            <text:p>typedef struct hiVENC_ATTR_H264_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HI_U32 u32MaxQp;</text:p>
            <text:p>HI_U32 u32MinQp;</text:p>
            <text:p>HI_U32 u32MinIQp;</text:p>
            <text:p>}VENC_ATTR_H264_VBR_S;</text:p>
          </table:table-cell>
          <table:table-cell office:value-type="string" calcext:value-type="string">
            <text:p>typedef struct hiVENC_H264_VBR_S {</text:p>
            <text:p>HI_U32 u32Gop;</text:p>
            <text:p>HI_U32 u32StatTime;</text:p>
            <text:p>HI_U32 u32SrcFrameRate;</text:p>
            <text:p>HI_FR32 fr32DstFrameRate;</text:p>
            <text:p>HI_U32 u32MaxBitRate;</text:p>
            <text:p>}VENC_H264_VBR_S;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H264 FixQP</text:p>
          </table:table-cell>
          <table:table-cell office:value-type="string" calcext:value-type="string">
            <text:p>typedef struct hiVENC_ATTR_H264_FIXQP_S {</text:p>
            <text:p>HI_U32 u32Gop;</text:p>
            <text:p>HI_U32 u32ViFrmRate;</text:p>
            <text:p>HI_FR32 fr32TargetFrmRate ;</text:p>
            <text:p>HI_U32 u32IQp;</text:p>
            <text:p>HI_U32 u32PQp;</text:p>
            <text:p>} VENC_ATTR_H264_FIXQP_S;</text:p>
          </table:table-cell>
          <table:table-cell office:value-type="string" calcext:value-type="string">
            <text:p>typedef struct hiVENC_ATTR_H264_FIXQP_S {</text:p>
            <text:p>HI_U32 u32Gop;</text:p>
            <text:p>HI_U32 u32SrcFrmRate;</text:p>
            <text:p>HI_FR32 fr32DstFrmRate;</text:p>
            <text:p>HI_U32 u32IQp;</text:p>
            <text:p>HI_U32 u32PQp;</text:p>
            <text:p>} VENC_ATTR_H264_FIXQP_S;</text:p>
          </table:table-cell>
          <table:table-cell office:value-type="string" calcext:value-type="string">
            <text:p>typedef struct hiVENC_ATTR_H264_FIXQP_S {</text:p>
            <text:p>HI_U32 u32Gop;</text:p>
            <text:p>HI_U32 u32SrcFrmRate;</text:p>
            <text:p>HI_FR32 fr32DstFrmRate;</text:p>
            <text:p>HI_U32 u32IQp;</text:p>
            <text:p>HI_U32 u32PQp;</text:p>
            <text:p>HI_U32 u32BQp;</text:p>
            <text:p>} VENC_ATTR_H264_FIXQP_S;</text:p>
          </table:table-cell>
          <table:table-cell office:value-type="string" calcext:value-type="string">
            <text:p><text:span text:style-name="T1">typedef struct hiVENC_H264_FIXQP_S {</text:span></text:p>
            <text:p><text:span text:style-name="T1">HI_U32 </text:span>u32Gop;</text:p>
            <text:p>HI_U32 u32SrcFrameRate;</text:p>
            <text:p>HI_FR32 fr32DstFrameRate;</text:p>
            <text:p>HI_U32 u32IQp;</text:p>
            <text:p>HI_U32 u32PQp;</text:p>
            <text:p>HI_U32 u32BQp;</text:p>
            <text:p>} VENC_H264_FIXQP_S;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264 AVB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def struct hiVENC_ATTR_H264_A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}VENC_ATTR_H264_AVBR_S;</text:p>
          </table:table-cell>
          <table:table-cell office:value-type="string" calcext:value-type="string">
            <text:p>typedef struct hiVENC_ATTR_H264_A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}VENC_ATTR_H264_AVBR_S;</text:p>
          </table:table-cell>
          <table:table-cell office:value-type="string" calcext:value-type="string">
            <text:p>typedef struct hiVENC_H264_AVBR_S {</text:p>
            <text:p>HI_U32 u32Gop;</text:p>
            <text:p>HI_U32 u32StatTime;</text:p>
            <text:p>HI_U32 u32SrcFrameRate;</text:p>
            <text:p><text:span text:style-name="T1">HI_FR32 </text:span>fr32DstFrameRate;</text:p>
            <text:p>HI_U32 u32MaxBitRate;</text:p>
            <text:p>}VENC_H264_AVBR_S;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264 QVB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edef struct hiVENC_ATTR_H264_QVBR_S {</text:p>
            <text:p>HI_U32 u32Gop;</text:p>
            <text:p>HI_U32 u32StatTime;</text:p>
            <text:p>HI_U32 u32SrcFrmRate;</text:p>
            <text:p>HI_FR32 fr32DstFrmRate;</text:p>
            <text:p>HI_U32 u32TargetBitRate;</text:p>
            <text:p>}VENC_ATTR_H264_QVBR_S;</text:p>
          </table:table-cell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264 QMA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edef struct hiVENC_ATTR_H264_QPMAP_S {</text:p>
            <text:p>HI_U32 u32Gop;</text:p>
            <text:p>HI_U32 u32StatTime;</text:p>
            <text:p>HI_U32 u32SrcFrmRate;</text:p>
            <text:p>HI_FR32 fr32DstFrmRate;</text:p>
            <text:p>VENC_RC_QPMAP_MODE_E enQpMapMode;</text:p>
            <text:p>HI_BOOL bQpMapAbsQp;</text:p>
            <text:p>HI_U32 u32Reserved;</text:p>
            <text:p>} VENC_ATTR_H264_QPMAP_S;</text:p>
          </table:table-cell>
          <table:table-cell office:value-type="string" calcext:value-type="string">
            <text:p><text:span text:style-name="T1">typedef struct hiVENC_H264_QPMAP_S {</text:span></text:p>
            <text:p><text:span text:style-name="T1">HI_U32 </text:span>u32Gop;</text:p>
            <text:p>HI_U32 u32StatTime;</text:p>
            <text:p>HI_U32 u32SrcFrameRate;</text:p>
            <text:p>HI_FR32 fr32DstFrameRate;</text:p>
            <text:p>}VENC_H264_QPMAP_S;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def struct hiVENC_ATTR_H265_S {</text:p>
            <text:p>HI_U32 u32MaxPicWidth;</text:p>
            <text:p>HI_U32 u32MaxPicHeight;</text:p>
            <text:p>HI_U32 u32BufSize;</text:p>
            <text:p>HI_U32 u32Profile;</text:p>
            <text:p>HI_BOOL bByFrame;</text:p>
            <text:p>HI_U32 u32PicWidth;</text:p>
            <text:p>HI_U32 u32PicHeight;</text:p>
            <text:p>HI_U32 u32BFrameNum;</text:p>
            <text:p>HI_U32 u32RefNum;</text:p>
            <text:p>}VENC_ATTR_H265_S;</text:p>
          </table:table-cell>
          <table:table-cell office:value-type="string" calcext:value-type="string">
            <text:p>typedef struct hiVENC_ATTR_H265_S {</text:p>
            <text:p>HI_U32 u32MaxPicWidth;</text:p>
            <text:p>HI_U32 u32MaxPicHeight;</text:p>
            <text:p>HI_U32 u32BufSize;</text:p>
            <text:p>HI_U32 u32Profile;</text:p>
            <text:p>HI_BOOL bByFrame;</text:p>
            <text:p>HI_U32 u32PicWidth;</text:p>
            <text:p>HI_U32 u32PicHeight;</text:p>
            <text:p>}VENC_ATTR_H265_S;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265 CB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def struct hiVENC_ATTR_H265_CBR_S {</text:p>
            <text:p>HI_U32 u32Gop;</text:p>
            <text:p>HI_U32 u32StatTime;</text:p>
            <text:p>HI_U32 u32SrcFrmRate;</text:p>
            <text:p>HI_FR32 fr32DstFrmRate;</text:p>
            <text:p>HI_U32 u32BitRate;</text:p>
            <text:p>HI_U32 u32FluctuateLevel;</text:p>
            <text:p>} VENC_ATTR_H265_CBR_S;</text:p>
          </table:table-cell>
          <table:table-cell office:value-type="string" calcext:value-type="string">
            <text:p>typedef struct hiVENC_ATTR_H265_CBR_S {</text:p>
            <text:p>HI_U32 u32Gop;</text:p>
            <text:p>HI_U32 u32StatTime;</text:p>
            <text:p>HI_U32 u32SrcFrmRate;</text:p>
            <text:p>HI_FR32 fr32DstFrmRate;</text:p>
            <text:p>HI_U32 u32BitRate;</text:p>
            <text:p>HI_U32 u32FluctuateLevel;</text:p>
            <text:p>} VENC_ATTR_H265_CBR_S;</text:p>
          </table:table-cell>
          <table:table-cell office:value-type="string" calcext:value-type="string">
            <text:p>typedef struct hiVENC_H265_CBR_S {</text:p>
            <text:p><text:span text:style-name="T1">HI_U32 </text:span>u32Gop;</text:p>
            <text:p><text:span text:style-name="T1">HI_U32 </text:span>u32StatTime;</text:p>
            <text:p>HI_U32 u32SrcFrameRate;</text:p>
            <text:p><text:span text:style-name="T1">HI_FR32 </text:span>fr32DstFrameRate;</text:p>
            <text:p>HI_U32 u32BitRate;</text:p>
            <text:p>} VENC_H265_CBR_S;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H265 VB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def struct hiVENC_ATTR_H265_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HI_U32 u32MaxQp;</text:p>
            <text:p>HI_U32 u32MinQp;</text:p>
            <text:p>}VENC_ATTR_H265_VBR_S;</text:p>
          </table:table-cell>
          <table:table-cell office:value-type="string" calcext:value-type="string">
            <text:p>typedef struct hiVENC_ATTR_H265_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HI_U32 u32MaxQp;</text:p>
            <text:p>HI_U32 u32MinQp;</text:p>
            <text:p>HI_U32 u32MinIQp;</text:p>
            <text:p>}VENC_ATTR_H265_VBR_S;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265 FixQ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def struct hiVENC_ATTR_H265_FIXQP_S {</text:p>
            <text:p>HI_U32 u32Gop;</text:p>
            <text:p>HI_U32 u32SrcFrmRate;</text:p>
            <text:p>HI_FR32 fr32DstFrmRate;</text:p>
            <text:p>HI_U32 u32IQp;</text:p>
            <text:p>HI_U32 u32PQp;</text:p>
            <text:p>} VENC_ATTR_H265_FIXQP_S;</text:p>
          </table:table-cell>
          <table:table-cell office:value-type="string" calcext:value-type="string">
            <text:p>typedef struct hiVENC_ATTR_H265_FIXQP_S {</text:p>
            <text:p>HI_U32 u32Gop;</text:p>
            <text:p>HI_U32 u32SrcFrmRate;</text:p>
            <text:p>HI_FR32 fr32DstFrmRate;</text:p>
            <text:p>HI_U32 u32IQp;</text:p>
            <text:p>HI_U32 u32PQp;</text:p>
            <text:p>HI_U32 u32BQp;</text:p>
            <text:p>} VENC_ATTR_H265_FIXQP_S;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265 AVB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def struct hiVENC_ATTR_H265_A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}VENC_ATTR_H265_AVBR_S;</text:p>
          </table:table-cell>
          <table:table-cell office:value-type="string" calcext:value-type="string">
            <text:p>typedef struct hiVENC_ATTR_H265_AVBR_S {</text:p>
            <text:p>HI_U32 u32Gop;</text:p>
            <text:p>HI_U32 u32StatTime;</text:p>
            <text:p>HI_U32 u32SrcFrmRate;</text:p>
            <text:p>HI_FR32 fr32DstFrmRate;</text:p>
            <text:p>HI_U32 u32MaxBitRate;</text:p>
            <text:p>}VENC_ATTR_H265_AVBR_S;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265 QVB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edef struct hiVENC_ATTR_H265_QVBR_S {</text:p>
            <text:p>HI_U32 u32Gop;</text:p>
            <text:p>HI_U32 u32StatTime;</text:p>
            <text:p>HI_U32 u32SrcFrmRate;</text:p>
            <text:p>HI_FR32 fr32DstFrmRate;</text:p>
            <text:p>HI_U32 u32TargetBitRate;</text:p>
            <text:p>}VENC_ATTR_H265_QVBR_S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65 QMA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edef struct hiVENC_ATTR_H265_QPMAP_S {</text:p>
            <text:p>HI_U32 u32Gop;</text:p>
            <text:p>HI_U32 u32StatTime;</text:p>
            <text:p>HI_U32 u32SrcFrmRate;</text:p>
            <text:p>HI_FR32 fr32DstFrmRate;</text:p>
            <text:p>VENC_RC_QPMAP_MODE_E enQpMapMode;</text:p>
            <text:p>HI_BOOL bQpMapAbsQp;</text:p>
            <text:p>HI_U32 u32Reserved;</text:p>
            <text:p>} VENC_ATTR_H265_QPMAP_S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2:37:03.009598309</meta:creation-date>
    <dc:date>2019-08-27T21:51:20.294002559</dc:date>
    <meta:editing-duration>P3DT8H23M26S</meta:editing-duration>
    <meta:editing-cycles>1</meta:editing-cycles>
    <meta:document-statistic meta:table-count="1" meta:cell-count="109" meta:object-count="0"/>
    <meta:generator>LibreOffice/6.1.6.3$Linux_X86_64 LibreOffice_project/10$Build-3</meta:generator>
  </office:meta>
</office:document-meta>
</file>